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3.635cm"/>
    </style:style>
    <style:style style:name="co7" style:family="table-column">
      <style:table-column-properties fo:break-before="auto" style:column-width="10.716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2.314cm"/>
    </style:style>
    <style:style style:name="co11" style:family="table-column">
      <style:table-column-properties fo:break-before="auto" style:column-width="11.328cm"/>
    </style:style>
    <style:style style:name="co12" style:family="table-column">
      <style:table-column-properties fo:break-before="auto" style:column-width="5.338cm"/>
    </style:style>
    <style:style style:name="co13" style:family="table-column">
      <style:table-column-properties fo:break-before="auto" style:column-width="3.676cm"/>
    </style:style>
    <style:style style:name="co14" style:family="table-column">
      <style:table-column-properties fo:break-before="auto" style:column-width="3.212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559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3.5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ext-properties style:text-position="" style:font-name="Liberation Sans" style:font-name-asian="Droid Sans Fallback" style:font-name-complex="Lohit Hindi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00ff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fo:color="#000000" fo:font-weight="normal" style:font-weight-asian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2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0">
      <style:table-cell-properties fo:background-color="#ff00ff"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ff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ff00ff"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39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4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04">
      <style:table-cell-properties fo:background-color="#ff00ff"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6" style:family="table-cell" style:parent-style-name="Default" style:data-style-name="N104">
      <style:table-cell-properties fo:background-color="#ff00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cm"/>
      <style:text-properties fo:color="#000000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100">
      <style:table-cell-properties fo:background-color="#ff00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4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monTx SMT BOM" table:style-name="ta1" table:print="false"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2"/>
        <table:table-column table:style-name="co18" table:default-cell-style-name="ce43"/>
        <table:table-column table:style-name="co19" table:default-cell-style-name="ce43"/>
        <table:table-column table:style-name="co16" table:number-columns-repeated="2" table:default-cell-style-name="ce32"/>
        <table:table-column table:style-name="co16" table:number-columns-repeated="1011" table:default-cell-style-name="Default"/>
        <table:table-row table:style-name="ro1">
          <table:table-cell table:style-name="ce4" office:value-type="string">
            <text:p>Quantity </text:p>
          </table:table-cell>
          <table:table-cell table:style-name="ce4" office:value-type="string">
            <text:p>Component V0.6 Rev2</text:p>
          </table:table-cell>
          <table:table-cell table:style-name="ce4" office:value-type="string">
            <text:p>Description </text:p>
          </table:table-cell>
          <table:table-cell table:style-name="ce4" office:value-type="string">
            <text:p>Value</text:p>
          </table:table-cell>
          <table:table-cell table:style-name="ce15" office:value-type="string">
            <text:p>Package </text:p>
          </table:table-cell>
          <table:table-cell table:style-name="ce4" office:value-type="string">
            <text:p>Manufacturer </text:p>
          </table:table-cell>
          <table:table-cell table:style-name="ce4" office:value-type="string">
            <text:p>Manufacturer part No.</text:p>
          </table:table-cell>
          <table:table-cell table:style-name="ce4" office:value-type="string">
            <text:p>RoS</text:p>
          </table:table-cell>
          <table:table-cell table:style-name="ce27" office:value-type="string">
            <text:p>Farnel Code</text:p>
          </table:table-cell>
          <table:table-cell table:style-name="ce35" office:value-type="string">
            <text:p>Farnel Price 100 off</text:p>
          </table:table-cell>
          <table:table-cell table:style-name="ce35" office:value-type="string">
            <text:p>Farnell 100 off board price</text:p>
          </table:table-cell>
          <table:table-cell table:style-name="ce27" office:value-type="string">
            <text:p>RS Code </text:p>
          </table:table-cell>
          <table:table-cell table:style-name="ce27" office:value-type="string">
            <text:p>Rapid Code</text:p>
          </table:table-cell>
          <table:table-cell table:style-name="ce4" office:value-type="string">
            <text:p>Cheapest </text:p>
          </table:table-cell>
          <table:table-cell table:style-name="ce4" office:value-type="string">
            <text:p>Exact Value critical </text:p>
          </table:table-cell>
          <table:table-cell table:style-name="ce4" office:value-type="string">
            <text:p>Country of Origin</text:p>
          </table:table-cell>
          <table:table-cell table:style-name="ce4" office:value-type="string">
            <text:p>Notes</text:p>
          </table:table-cell>
          <table:table-cell table:style-name="ce4" table:number-columns-repeated="1006"/>
          <table:table-cell/>
        </table:table-row>
        <table:table-row table:style-name="ro1">
          <table:table-cell table:style-name="ce4" office:value-type="string">
            <text:p>Passives </text:p>
          </table:table-cell>
          <table:table-cell table:style-name="ce4" table:number-columns-repeated="3"/>
          <table:table-cell table:style-name="ce15"/>
          <table:table-cell table:style-name="ce4" table:number-columns-repeated="3"/>
          <table:table-cell table:style-name="ce27"/>
          <table:table-cell table:style-name="ce35" table:number-columns-repeated="2"/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/>
          <table:table-cell table:style-name="ce5" office:value-type="string">
            <text:p>Resistor – CT Burden</text:p>
          </table:table-cell>
          <table:table-cell table:style-name="ce5" office:value-type="string">
            <text:p>18R 0.25W 1%</text:p>
          </table:table-cell>
          <table:table-cell table:style-name="ce16" office:value-type="string">
            <text:p>1206</text:p>
          </table:table-cell>
          <table:table-cell table:style-name="ce13"/>
          <table:table-cell table:style-name="ce5"/>
          <table:table-cell table:style-name="ce5" office:value-type="string">
            <text:p>YES</text:p>
          </table:table-cell>
          <table:table-cell table:style-name="ce28" office:value-type="float" office:value="1100145">
            <text:p>1100145</text:p>
          </table:table-cell>
          <table:table-cell table:style-name="ce36" office:value-type="currency" office:currency="GBP" office:value="0.013">
            <text:p>£0.01</text:p>
          </table:table-cell>
          <table:table-cell table:style-name="ce36" table:formula="of:=[.J3]*[.A3]" office:value-type="currency" office:currency="GBP" office:value="0.039">
            <text:p>£0.04</text:p>
          </table:table-cell>
          <table:table-cell table:style-name="ce28" office:value-type="string">
            <text:p>223-2029</text:p>
          </table:table-cell>
          <table:table-cell table:style-name="ce28" office:value-type="string">
            <text:p>72-2224</text:p>
          </table:table-cell>
          <table:table-cell table:style-name="ce5" office:value-type="string">
            <text:p>Rapid</text:p>
          </table:table-cell>
          <table:table-cell table:style-name="ce5" table:number-columns-repeated="1009"/>
          <table:table-cell table:style-name="ce13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string">
            <text:p>Resistor – one-wire temperature</text:p>
          </table:table-cell>
          <table:table-cell table:style-name="ce8" office:value-type="string">
            <text:p>4.7K</text:p>
          </table:table-cell>
          <table:table-cell table:style-name="ce17" office:value-type="string">
            <text:p>1206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23" office:value-type="string">
            <text:p><text:a xlink:href="http://uk.farnell.com/vishay-draloric/crcw12064k70fkea/resistor-1206-4k70-1/dp/1470013">1470013</text:a></text:p>
          </table:table-cell>
          <table:table-cell table:style-name="ce37" office:value-type="currency" office:currency="GBP" office:value="0.017">
            <text:p>£0.02</text:p>
          </table:table-cell>
          <table:table-cell table:style-name="ce36" table:formula="of:=[.J4]*[.A4]" office:value-type="currency" office:currency="GBP" office:value="0.017">
            <text:p>£0.02</text:p>
          </table:table-cell>
          <table:table-cell table:style-name="ce29" table:number-columns-repeated="2"/>
          <table:table-cell table:style-name="ce8" table:number-columns-repeated="1010"/>
          <table:table-cell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string">
            <text:p>Resistor – indicator LED's current limiting resistor </text:p>
          </table:table-cell>
          <table:table-cell table:style-name="ce5"/>
          <table:table-cell table:style-name="ce16"/>
          <table:table-cell table:style-name="ce13"/>
          <table:table-cell table:style-name="ce5" table:number-columns-repeated="2"/>
          <table:table-cell table:style-name="ce28"/>
          <table:table-cell table:style-name="ce36" table:number-columns-repeated="2"/>
          <table:table-cell table:style-name="ce28" table:number-columns-repeated="2"/>
          <table:table-cell table:style-name="ce5" table:number-columns-repeated="1010"/>
          <table:table-cell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 office:value-type="string">
            <text:p>R39</text:p>
          </table:table-cell>
          <table:table-cell table:style-name="ce5" office:value-type="string">
            <text:p>Resistor – AC-DC current limiting</text:p>
          </table:table-cell>
          <table:table-cell table:style-name="ce5" office:value-type="string">
            <text:p>56R 0.75W 1% (must be 0.62W min)</text:p>
          </table:table-cell>
          <table:table-cell table:style-name="ce16" office:value-type="string">
            <text:p>2010</text:p>
          </table:table-cell>
          <table:table-cell table:style-name="ce13" office:value-type="string">
            <text:p>Multicomp</text:p>
          </table:table-cell>
          <table:table-cell table:style-name="ce23" office:value-type="string">
            <text:p>MCPWR10FTEQ0560</text:p>
          </table:table-cell>
          <table:table-cell table:style-name="ce5" office:value-type="string">
            <text:p>YES</text:p>
          </table:table-cell>
          <table:table-cell table:style-name="ce23" office:value-type="string">
            <text:p><text:a xlink:href="http://uk.farnell.com/multicomp/mcpwr10fteq0560/resistor-2010-56r-1-0-75w/dp/1887586">1887586</text:a></text:p>
          </table:table-cell>
          <table:table-cell table:style-name="ce36" office:value-type="currency" office:currency="GBP" office:value="0.081">
            <text:p>£0.08</text:p>
          </table:table-cell>
          <table:table-cell table:style-name="ce37" table:formula="of:=[.J6]*[.A6]" office:value-type="currency" office:currency="GBP" office:value="0.081">
            <text:p>£0.08</text:p>
          </table:table-cell>
          <table:table-cell table:style-name="ce28" office:value-type="string">
            <text:p>nope </text:p>
          </table:table-cell>
          <table:table-cell table:style-name="ce28"/>
          <table:table-cell table:style-name="ce5"/>
          <table:table-cell table:style-name="ce5" office:value-type="string">
            <text:p>YES!</text:p>
          </table:table-cell>
          <table:table-cell table:style-name="ce5" office:value-type="string">
            <text:p>Taiwan</text:p>
          </table:table-cell>
          <table:table-cell table:style-name="ce5" table:number-columns-repeated="1007"/>
          <table:table-cell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string">
            <text:p>Capacitor – Ceramic - crystal de-coupling</text:p>
          </table:table-cell>
          <table:table-cell table:style-name="ce8" office:value-type="string">
            <text:p>22pF</text:p>
          </table:table-cell>
          <table:table-cell table:style-name="ce17" office:value-type="string">
            <text:p>0630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29" office:value-type="float" office:value="1759057">
            <text:p>1759057</text:p>
          </table:table-cell>
          <table:table-cell table:style-name="ce37" office:value-type="currency" office:currency="GBP" office:value="0.005">
            <text:p>£0.01</text:p>
          </table:table-cell>
          <table:table-cell table:style-name="ce37" table:formula="of:=[.J7]*[.A7]" office:value-type="currency" office:currency="GBP" office:value="0.01">
            <text:p>£0.01</text:p>
          </table:table-cell>
          <table:table-cell table:style-name="ce29" office:value-type="string">
            <text:p>616-9133</text:p>
          </table:table-cell>
          <table:table-cell table:style-name="ce29" office:value-type="string">
            <text:p>71-1792</text:p>
          </table:table-cell>
          <table:table-cell table:style-name="ce8" table:number-columns-repeated="1010"/>
          <table:table-cell/>
        </table:table-row>
        <table:table-row table:style-name="ro1"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string">
            <text:p>Capacitor – de-coupling </text:p>
          </table:table-cell>
          <table:table-cell table:style-name="ce8" office:value-type="string">
            <text:p>0.1uF</text:p>
          </table:table-cell>
          <table:table-cell table:style-name="ce17" office:value-type="string">
            <text:p>0603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29" office:value-type="float" office:value="1759066">
            <text:p>1759066</text:p>
          </table:table-cell>
          <table:table-cell table:style-name="ce37" office:value-type="currency" office:currency="GBP" office:value="0.006">
            <text:p>£0.01</text:p>
          </table:table-cell>
          <table:table-cell table:style-name="ce37" table:formula="of:=[.J8]*[.A8]" office:value-type="currency" office:currency="GBP" office:value="0.048">
            <text:p>£0.05</text:p>
          </table:table-cell>
          <table:table-cell office:value-type="string">
            <text:p>723-5521</text:p>
          </table:table-cell>
          <table:table-cell office:value-type="string">
            <text:p>71-1854</text:p>
          </table:table-cell>
          <table:table-cell table:style-name="ce8" table:number-columns-repeated="1010"/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string">
            <text:p>Capacitor – ceramic – v reg output, AC sample – DC supply de-coupling <text:s/></text:p>
          </table:table-cell>
          <table:table-cell table:style-name="ce8" office:value-type="string">
            <text:p>1uf 25V</text:p>
          </table:table-cell>
          <table:table-cell table:style-name="ce17" office:value-type="string">
            <text:p>0603</text:p>
          </table:table-cell>
          <table:table-cell/>
          <table:table-cell table:style-name="ce8"/>
          <table:table-cell table:style-name="ce8" office:value-type="string">
            <text:p>YES</text:p>
          </table:table-cell>
          <table:table-cell table:style-name="ce29" office:value-type="float" office:value="1759039">
            <text:p>1759039</text:p>
          </table:table-cell>
          <table:table-cell table:style-name="ce37" office:value-type="currency" office:currency="GBP" office:value="0.009">
            <text:p>£0.01</text:p>
          </table:table-cell>
          <table:table-cell table:style-name="ce37" table:formula="of:=[.J9]*[.A9]" office:value-type="currency" office:currency="GBP" office:value="0.009">
            <text:p>£0.01</text:p>
          </table:table-cell>
          <table:table-cell office:value-type="string">
            <text:p>723-5587</text:p>
          </table:table-cell>
          <table:table-cell table:style-name="ce29" office:value-type="string">
            <text:p>N/A</text:p>
          </table:table-cell>
          <table:table-cell table:style-name="ce8" table:number-columns-repeated="1010"/>
          <table:table-cell/>
        </table:table-row>
        <table:table-row table:style-name="ro1">
          <table:table-cell table:style-name="ce8" office:value-type="float" office:value="2">
            <text:p>2</text:p>
          </table:table-cell>
          <table:table-cell table:style-name="ce8"/>
          <table:table-cell table:style-name="ce8" office:value-type="string">
            <text:p>Capacitor </text:p>
          </table:table-cell>
          <table:table-cell table:style-name="ce8" office:value-type="string">
            <text:p>10uF 16V</text:p>
          </table:table-cell>
          <table:table-cell table:style-name="ce17" office:value-type="string">
            <text:p>B (4mm)</text:p>
          </table:table-cell>
          <table:table-cell table:style-name="ce8" table:number-columns-repeated="2"/>
          <table:table-cell table:style-name="ce8" office:value-type="string">
            <text:p>YES</text:p>
          </table:table-cell>
          <table:table-cell table:style-name="ce29" office:value-type="string">
            <text:p>9696920</text:p>
          </table:table-cell>
          <table:table-cell table:style-name="ce37" office:value-type="currency" office:currency="GBP" office:value="0.084">
            <text:p>£0.08</text:p>
          </table:table-cell>
          <table:table-cell table:style-name="ce37" table:formula="of:=[.J10]*[.A10]" office:value-type="currency" office:currency="GBP" office:value="0.168">
            <text:p>£0.17</text:p>
          </table:table-cell>
          <table:table-cell table:style-name="ce29" office:value-type="string">
            <text:p>737-9625</text:p>
          </table:table-cell>
          <table:table-cell table:style-name="ce29" office:value-type="float" office:value="131794">
            <text:p>131794</text:p>
          </table:table-cell>
          <table:table-cell table:style-name="ce8" table:number-columns-repeated="1010"/>
          <table:table-cell/>
        </table:table-row>
        <table:table-row table:style-name="ro2">
          <table:table-cell table:style-name="ce8" office:value-type="float" office:value="5">
            <text:p>5</text:p>
          </table:table-cell>
          <table:table-cell office:value-type="string">
            <text:p>(C1, C18), C13, C15, C20</text:p>
          </table:table-cell>
          <table:table-cell table:style-name="ce8" office:value-type="string">
            <text:p>Capacitor – AC to DC rectifier smoothing &amp; CT input de-coupling</text:p>
          </table:table-cell>
          <table:table-cell table:style-name="ce8" office:value-type="string">
            <text:p>47uF 25V</text:p>
          </table:table-cell>
          <table:table-cell table:style-name="ce17" office:value-type="string">
            <text:p>D (6.3mm)</text:p>
          </table:table-cell>
          <table:table-cell table:style-name="ce8" table:number-columns-repeated="2"/>
          <table:table-cell table:style-name="ce8" office:value-type="string">
            <text:p>YES</text:p>
          </table:table-cell>
          <table:table-cell table:style-name="ce23" office:value-type="string">
            <text:p><text:a xlink:href="http://uk.farnell.com/multicomp/mcesl25v476m6-3x5-4/capacitor-47uf-25v-6-3mm-x-5-4mm/dp/1870614">1870614</text:a></text:p>
          </table:table-cell>
          <table:table-cell table:style-name="ce37" office:value-type="currency" office:currency="GBP" office:value="0.11">
            <text:p>£0.11</text:p>
          </table:table-cell>
          <table:table-cell table:style-name="ce37" table:formula="of:=[.J11]*[.A11]" office:value-type="currency" office:currency="GBP" office:value="0.55">
            <text:p>£0.55</text:p>
          </table:table-cell>
          <table:table-cell table:style-name="ce29" table:number-columns-repeated="2"/>
          <table:table-cell table:style-name="ce8"/>
          <table:table-cell table:style-name="ce8" office:value-type="string">
            <text:p>only C1 and C18 need to be 25V</text:p>
          </table:table-cell>
          <table:table-cell table:style-name="ce8" office:value-type="string">
            <text:p>China</text:p>
          </table:table-cell>
          <table:table-cell table:style-name="ce8" table:number-columns-repeated="1007"/>
          <table:table-cell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9"/>
          <table:table-cell table:style-name="ce9" office:value-type="string">
            <text:p>Inductor </text:p>
          </table:table-cell>
          <table:table-cell table:style-name="ce9" office:value-type="string">
            <text:p>3A 30ohm</text:p>
          </table:table-cell>
          <table:table-cell table:style-name="ce18" office:value-type="string">
            <text:p>0603</text:p>
          </table:table-cell>
          <table:table-cell table:style-name="ce9" table:number-columns-repeated="3"/>
          <table:table-cell table:style-name="ce24" office:value-type="float" office:value="1308763">
            <text:p>1308763</text:p>
          </table:table-cell>
          <table:table-cell table:style-name="ce38" office:value-type="currency" office:currency="GBP" office:value="0.133">
            <text:p>£0.13</text:p>
          </table:table-cell>
          <table:table-cell table:style-name="ce36" table:formula="of:=[.J12]*[.A12]" office:value-type="currency" office:currency="GBP" office:value="0.399">
            <text:p>£0.40</text:p>
          </table:table-cell>
          <table:table-cell table:style-name="ce47" table:number-columns-repeated="2"/>
          <table:table-cell table:style-name="ce9" table:number-columns-repeated="1010"/>
          <table:table-cell table:style-name="ce54"/>
        </table:table-row>
        <table:table-row table:style-name="ro1">
          <table:table-cell table:style-name="ce8" table:number-columns-repeated="4"/>
          <table:table-cell table:style-name="ce17"/>
          <table:table-cell table:style-name="ce8" table:number-columns-repeated="3"/>
          <table:table-cell table:style-name="ce29"/>
          <table:table-cell table:style-name="ce37" table:number-columns-repeated="2"/>
          <table:table-cell table:style-name="ce29" table:number-columns-repeated="2"/>
          <table:table-cell table:style-name="ce8" table:number-columns-repeated="1010"/>
          <table:table-cell/>
        </table:table-row>
        <table:table-row table:style-name="ro1">
          <table:table-cell table:style-name="ce4"/>
          <table:table-cell table:style-name="ce4" table:number-columns-repeated="3"/>
          <table:table-cell table:style-name="ce15"/>
          <table:table-cell table:style-name="ce4" table:number-columns-repeated="2"/>
          <table:table-cell table:style-name="ce8" office:value-type="string">
            <text:p>YES</text:p>
          </table:table-cell>
          <table:table-cell table:style-name="ce27"/>
          <table:table-cell table:style-name="ce35"/>
          <table:table-cell table:style-name="ce37" table:formula="of:=[.J14]*[.A14]" office:value-type="currency" office:currency="GBP" office:value="0">
            <text:p>£0.00</text:p>
          </table:table-cell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1">
          <table:table-cell table:style-name="ce4" office:value-type="string">
            <text:p>Discrete's</text:p>
          </table:table-cell>
          <table:table-cell table:style-name="ce4" table:number-columns-repeated="3"/>
          <table:table-cell table:style-name="ce15"/>
          <table:table-cell table:style-name="ce4" table:number-columns-repeated="3"/>
          <table:table-cell table:style-name="ce27"/>
          <table:table-cell table:style-name="ce35"/>
          <table:table-cell table:style-name="ce37" table:formula="of:=[.J15]*[.A15]" office:value-type="currency" office:currency="GBP" office:value="0">
            <text:p>#VALUE!</text:p>
          </table:table-cell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D2</text:p>
          </table:table-cell>
          <table:table-cell table:style-name="ce8" office:value-type="string">
            <text:p>Reverse blocking power supply diode – Schottky</text:p>
          </table:table-cell>
          <table:table-cell table:style-name="ce8" office:value-type="string">
            <text:p>B052 (62mW Av min)</text:p>
          </table:table-cell>
          <table:table-cell table:style-name="ce17" office:value-type="string">
            <text:p>SOD-123</text:p>
          </table:table-cell>
          <table:table-cell table:style-name="ce8" office:value-type="string">
            <text:p>Taiwan Semiconductor</text:p>
          </table:table-cell>
          <table:table-cell table:style-name="ce23" office:value-type="string">
            <text:p>B0520LW</text:p>
          </table:table-cell>
          <table:table-cell table:style-name="ce8" office:value-type="string">
            <text:p>YES</text:p>
          </table:table-cell>
          <table:table-cell table:style-name="ce30" office:value-type="string">
            <text:p><text:a xlink:href="http://uk.farnell.com/taiwan-semiconductor/b0520lw/diode-rectif-20v-0-5a-sod123/dp/1863141">1863141</text:a></text:p>
          </table:table-cell>
          <table:table-cell table:style-name="ce39" office:value-type="currency" office:currency="GBP" office:value="0.048">
            <text:p>£0.05</text:p>
          </table:table-cell>
          <table:table-cell table:style-name="ce37" table:formula="of:=[.J16]*[.A16]" office:value-type="currency" office:currency="GBP" office:value="0.048">
            <text:p>£0.05</text:p>
          </table:table-cell>
          <table:table-cell table:style-name="ce48" office:value-type="string">
            <text:p><text:a xlink:href="http://uk.rs-online.com/web/p/rectifier/7435894/">743-5894</text:a></text:p>
          </table:table-cell>
          <table:table-cell table:style-name="ce48"/>
          <table:table-cell table:style-name="ce8" office:value-type="string">
            <text:p>About the same, 50 MOQ RS</text:p>
          </table:table-cell>
          <table:table-cell table:style-name="ce8" office:value-type="string">
            <text:p>No</text:p>
          </table:table-cell>
          <table:table-cell table:style-name="ce8" table:number-columns-repeated="1008"/>
          <table:table-cell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9" office:value-type="string">
            <text:p>D1</text:p>
          </table:table-cell>
          <table:table-cell table:style-name="ce9" office:value-type="string">
            <text:p>Rectifier Diode – AC-DC supply</text:p>
          </table:table-cell>
          <table:table-cell table:style-name="ce9" office:value-type="string">
            <text:p>1N4148 30V 150mA Av min</text:p>
          </table:table-cell>
          <table:table-cell table:style-name="ce18" office:value-type="string">
            <text:p>SOD-323</text:p>
          </table:table-cell>
          <table:table-cell table:style-name="ce9"/>
          <table:table-cell table:style-name="ce24"/>
          <table:table-cell table:style-name="ce9" office:value-type="string">
            <text:p>YES</text:p>
          </table:table-cell>
          <table:table-cell table:style-name="ce24" office:value-type="float" office:value="1612348">
            <text:p>1612348</text:p>
          </table:table-cell>
          <table:table-cell table:style-name="ce40" office:value-type="currency" office:currency="GBP" office:value="0.05">
            <text:p>£0.05</text:p>
          </table:table-cell>
          <table:table-cell table:style-name="ce37" table:formula="of:=[.J17]*[.A17]" office:value-type="currency" office:currency="GBP" office:value="0.05">
            <text:p>£0.05</text:p>
          </table:table-cell>
          <table:table-cell table:style-name="ce49" table:number-columns-repeated="2"/>
          <table:table-cell table:style-name="ce9" table:number-columns-repeated="2"/>
          <table:table-cell table:style-name="ce9" office:value-type="string">
            <text:p>China</text:p>
          </table:table-cell>
          <table:table-cell table:style-name="ce9" table:number-columns-repeated="1007"/>
          <table:table-cell table:style-name="ce54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string">
            <text:p>U$11</text:p>
          </table:table-cell>
          <table:table-cell table:style-name="ce10" office:value-type="string">
            <text:p>12V zener diode – MCp1702 protection from AC over voltage </text:p>
          </table:table-cell>
          <table:table-cell table:style-name="ce10" office:value-type="string">
            <text:p>12V Zener</text:p>
          </table:table-cell>
          <table:table-cell table:style-name="ce19" office:value-type="string">
            <text:p>SOD-323</text:p>
          </table:table-cell>
          <table:table-cell table:style-name="ce10"/>
          <table:table-cell table:style-name="ce25"/>
          <table:table-cell table:style-name="ce10" office:value-type="string">
            <text:p>YES</text:p>
          </table:table-cell>
          <table:table-cell table:style-name="ce25" office:value-type="string">
            <text:p><text:a xlink:href="http://uk.farnell.com/multicomp/bzt52c12s/diode-zener-0-2w-sod-323/dp/1466027">1466027</text:a></text:p>
          </table:table-cell>
          <table:table-cell table:style-name="ce41" office:value-type="currency" office:currency="GBP" office:value="0.081">
            <text:p>£0.08</text:p>
          </table:table-cell>
          <table:table-cell table:style-name="ce45" table:formula="of:=[.J18]*[.A18]" office:value-type="currency" office:currency="GBP" office:value="0.081">
            <text:p>£0.08</text:p>
          </table:table-cell>
          <table:table-cell table:style-name="ce50"/>
          <table:table-cell table:style-name="ce53"/>
          <table:table-cell table:style-name="ce10" table:number-columns-repeated="2"/>
          <table:table-cell table:style-name="ce10" office:value-type="string">
            <text:p>India</text:p>
          </table:table-cell>
          <table:table-cell table:style-name="ce10" table:number-columns-repeated="1008"/>
        </table:table-row>
        <table:table-row table:style-name="ro2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SMT LED's</text:p>
          </table:table-cell>
          <table:table-cell table:style-name="ce5"/>
          <table:table-cell table:style-name="ce16" office:value-type="string">
            <text:p>0603</text:p>
          </table:table-cell>
          <table:table-cell table:style-name="ce5"/>
          <table:table-cell table:style-name="ce25"/>
          <table:table-cell table:style-name="ce5"/>
          <table:table-cell table:style-name="ce31"/>
          <table:table-cell table:style-name="ce42" office:value-type="currency" office:currency="GBP" office:value="0.08">
            <text:p>£0.08</text:p>
          </table:table-cell>
          <table:table-cell table:style-name="ce36" table:formula="of:=[.J19]*[.A19]" office:value-type="currency" office:currency="GBP" office:value="0.08">
            <text:p>£0.08</text:p>
          </table:table-cell>
          <table:table-cell table:style-name="ce50"/>
          <table:table-cell table:style-name="ce25" office:value-type="string">
            <text:p><text:a xlink:href="http://www.rapidonline.com/Electronic-Components/0603-1-8v-Red-LED-Surface-Mount-40mcd-56-3102">56-3102</text:a></text:p>
          </table:table-cell>
          <table:table-cell table:style-name="ce5" table:number-columns-repeated="1010"/>
          <table:table-cell table:style-name="ce13"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 office:value-type="string">
            <text:p>L1</text:p>
          </table:table-cell>
          <table:table-cell table:style-name="ce8" office:value-type="string">
            <text:p>AREF filter FERRITE BEAD</text:p>
          </table:table-cell>
          <table:table-cell table:style-name="ce8" office:value-type="string">
            <text:p>30 ohm 3A</text:p>
          </table:table-cell>
          <table:table-cell table:style-name="ce17" office:value-type="string">
            <text:p>0603</text:p>
          </table:table-cell>
          <table:table-cell table:style-name="ce8"/>
          <table:table-cell table:style-name="ce23"/>
          <table:table-cell table:style-name="ce8"/>
          <table:table-cell table:style-name="ce30" office:value-type="string">
            <text:p>1308763</text:p>
          </table:table-cell>
          <table:table-cell table:style-name="ce39" office:value-type="currency" office:currency="GBP" office:value="0.113">
            <text:p>£0.11</text:p>
          </table:table-cell>
          <table:table-cell table:style-name="ce37" table:formula="of:=[.J20]*[.A20]" office:value-type="currency" office:currency="GBP" office:value="0.113">
            <text:p>£0.11</text:p>
          </table:table-cell>
          <table:table-cell table:style-name="ce48" table:number-columns-repeated="2"/>
          <table:table-cell table:style-name="ce8" table:number-columns-repeated="1010"/>
          <table:table-cell/>
        </table:table-row>
        <table:table-row table:style-name="ro2">
          <table:table-cell table:style-name="ce8" office:value-type="float" office:value="1">
            <text:p>1</text:p>
          </table:table-cell>
          <table:table-cell table:style-name="ce8"/>
          <table:table-cell table:style-name="ce8" office:value-type="string">
            <text:p>16Mhz Crystal</text:p>
          </table:table-cell>
          <table:table-cell table:style-name="ce8" office:value-type="string">
            <text:p>16Mhz</text:p>
          </table:table-cell>
          <table:table-cell table:style-name="ce17" office:value-type="string">
            <text:p>HC49/US</text:p>
          </table:table-cell>
          <table:table-cell table:style-name="ce8"/>
          <table:table-cell table:style-name="ce23"/>
          <table:table-cell table:style-name="ce8" office:value-type="string">
            <text:p>YES</text:p>
          </table:table-cell>
          <table:table-cell table:style-name="ce30" office:value-type="string">
            <text:p>1469641</text:p>
          </table:table-cell>
          <table:table-cell table:style-name="ce39" office:value-type="currency" office:currency="GBP" office:value="0.21">
            <text:p>£0.21</text:p>
          </table:table-cell>
          <table:table-cell table:style-name="ce37" table:formula="of:=[.J21]*[.A21]" office:value-type="currency" office:currency="GBP" office:value="0.21">
            <text:p>£0.21</text:p>
          </table:table-cell>
          <table:table-cell table:style-name="ce48" office:value-type="string">
            <text:p>703-7129P</text:p>
          </table:table-cell>
          <table:table-cell table:style-name="ce48" office:value-type="string">
            <text:p>90-1932</text:p>
          </table:table-cell>
          <table:table-cell table:style-name="ce8" office:value-type="string">
            <text:p>Farnell</text:p>
          </table:table-cell>
          <table:table-cell table:style-name="ce8"/>
          <table:table-cell table:style-name="ce8" office:value-type="string">
            <text:p>Mexico</text:p>
          </table:table-cell>
          <table:table-cell table:style-name="ce8" table:number-columns-repeated="1007"/>
          <table:table-cell/>
        </table:table-row>
        <table:table-row table:style-name="ro1">
          <table:table-cell table:style-name="ce4"/>
          <table:table-cell table:style-name="ce4" table:number-columns-repeated="3"/>
          <table:table-cell table:style-name="ce15"/>
          <table:table-cell table:style-name="ce4" table:number-columns-repeated="3"/>
          <table:table-cell table:style-name="ce27"/>
          <table:table-cell table:style-name="ce35"/>
          <table:table-cell table:style-name="ce37" table:formula="of:=[.J22]*[.A22]" office:value-type="currency" office:currency="GBP" office:value="0">
            <text:p>£0.00</text:p>
          </table:table-cell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1">
          <table:table-cell table:style-name="ce4" office:value-type="string">
            <text:p>IC's</text:p>
          </table:table-cell>
          <table:table-cell table:style-name="ce4" table:number-columns-repeated="3"/>
          <table:table-cell table:style-name="ce15"/>
          <table:table-cell table:style-name="ce4" table:number-columns-repeated="3"/>
          <table:table-cell table:style-name="ce27"/>
          <table:table-cell table:style-name="Default"/>
          <table:table-cell table:style-name="ce37" table:formula="of:=[.L24]*[.A23]" office:value-type="currency" office:currency="GBP" office:value="0">
            <text:p>#VALUE!</text:p>
          </table:table-cell>
          <table:table-cell table:style-name="ce27" table:number-columns-repeated="2"/>
          <table:table-cell table:style-name="ce4" table:number-columns-repeated="1010"/>
          <table:table-cell/>
        </table:table-row>
        <table:table-row table:style-name="ro2"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string">
            <text:p>3.3V LOD voltage regulator</text:p>
          </table:table-cell>
          <table:table-cell table:style-name="ce11" office:value-type="string">
            <text:p>MCP1702 3.3V</text:p>
          </table:table-cell>
          <table:table-cell table:style-name="ce20" office:value-type="string">
            <text:p>SOT-89</text:p>
          </table:table-cell>
          <table:table-cell table:style-name="ce11" office:value-type="string">
            <text:p>Microchip</text:p>
          </table:table-cell>
          <table:table-cell table:style-name="ce25" office:value-type="string">
            <text:p>MCP1702T-3302E/MB</text:p>
          </table:table-cell>
          <table:table-cell table:style-name="ce11" office:value-type="string">
            <text:p>YES</text:p>
          </table:table-cell>
          <table:table-cell table:style-name="ce25" office:value-type="float" office:value="1605558">
            <text:p>1605558</text:p>
          </table:table-cell>
          <table:table-cell table:style-name="ce41" office:value-type="currency" office:currency="GBP" office:value="0.25">
            <text:p>£0.25</text:p>
          </table:table-cell>
          <table:table-cell table:style-name="ce45" table:formula="of:=[.J24]*[.A24]" office:value-type="currency" office:currency="GBP" office:value="0.25">
            <text:p>£0.25</text:p>
          </table:table-cell>
          <table:table-cell table:style-name="ce23" office:value-type="string">
            <text:p><text:a xlink:href="http://uk.rs-online.com/web/p/low-dropout-voltage-regulators/6694872/">669-4872</text:a></text:p>
          </table:table-cell>
          <table:table-cell table:style-name="ce53"/>
          <table:table-cell table:style-name="ce11" office:value-type="string">
            <text:p>RS</text:p>
          </table:table-cell>
          <table:table-cell table:style-name="ce11" office:value-type="string">
            <text:p>Yes</text:p>
          </table:table-cell>
          <table:table-cell table:style-name="ce11" office:value-type="string">
            <text:p>US</text:p>
          </table:table-cell>
          <table:table-cell table:style-name="ce11" table:number-columns-repeated="1007"/>
          <table:table-cell table:style-name="ce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433/868/912Mhz RF transceiver</text:p>
          </table:table-cell>
          <table:table-cell office:value-type="string">
            <text:p>RFM12B</text:p>
          </table:table-cell>
          <table:table-cell/>
          <table:table-cell office:value-type="string">
            <text:p>HopeRF/RF Solutions </text:p>
          </table:table-cell>
          <table:table-cell table:number-columns-repeated="3"/>
          <table:table-cell/>
          <table:table-cell table:style-name="ce37" table:formula="of:=[.J25]*[.A25]" office:value-type="currency" office:currency="GBP" office:value="0">
            <text:p>£0.00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8-bit micro controller </text:p>
          </table:table-cell>
          <table:table-cell office:value-type="string">
            <text:p>Atmega32u4</text:p>
          </table:table-cell>
          <table:table-cell office:value-type="string">
            <text:p>TQFP44</text:p>
          </table:table-cell>
          <table:table-cell office:value-type="string">
            <text:p>ATMEL</text:p>
          </table:table-cell>
          <table:table-cell table:style-name="ce23" office:value-type="string">
            <text:p>ATMEGA32U4-AU</text:p>
          </table:table-cell>
          <table:table-cell office:value-type="string">
            <text:p>YES</text:p>
          </table:table-cell>
          <table:table-cell table:style-name="ce23" office:value-type="string">
            <text:p>1748525MPKG</text:p>
          </table:table-cell>
          <table:table-cell office:value-type="currency" office:currency="GBP" office:value="3.63">
            <text:p>£3.63</text:p>
          </table:table-cell>
          <table:table-cell table:style-name="ce37" table:formula="of:=[.J26]*[.A26]" office:value-type="currency" office:currency="GBP" office:value="3.63">
            <text:p>£3.63</text:p>
          </table:table-cell>
          <table:table-cell table:number-columns-repeated="2"/>
          <table:table-cell office:value-type="string">
            <text:p>RS</text:p>
          </table:table-cell>
          <table:table-cell/>
          <table:table-cell office:value-type="string">
            <text:p>US</text:p>
          </table:table-cell>
          <table:table-cell table:number-columns-repeated="1008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Low power Quad Op Amp</text:p>
          </table:table-cell>
          <table:table-cell office:value-type="string">
            <text:p>LMV324</text:p>
          </table:table-cell>
          <table:table-cell office:value-type="string">
            <text:p>SOIC14</text:p>
          </table:table-cell>
          <table:table-cell office:value-type="string">
            <text:p>Texas Instruments / STMICROELECTRONICS</text:p>
          </table:table-cell>
          <table:table-cell office:value-type="string">
            <text:p>LMV324ID</text:p>
          </table:table-cell>
          <table:table-cell office:value-type="string">
            <text:p>YES</text:p>
          </table:table-cell>
          <table:table-cell office:value-type="string">
            <text:p>1102986</text:p>
          </table:table-cell>
          <table:table-cell office:value-type="currency" office:currency="GBP" office:value="0.37">
            <text:p>£0.37</text:p>
          </table:table-cell>
          <table:table-cell table:style-name="ce37" table:formula="of:=[.J27]*[.A27]" office:value-type="currency" office:currency="GBP" office:value="0.37">
            <text:p>£0.37</text:p>
          </table:table-cell>
          <table:table-cell office:value-type="string">
            <text:p>517-1517</text:p>
          </table:table-cell>
          <table:table-cell/>
          <table:table-cell office:value-type="string">
            <text:p>RS</text:p>
          </table:table-cell>
          <table:table-cell table:number-columns-repeated="1010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Quad Bilateral Analogue Switch </text:p>
          </table:table-cell>
          <table:table-cell table:style-name="ce14" office:value-type="float" office:value="4066">
            <text:p>4066</text:p>
          </table:table-cell>
          <table:table-cell office:value-type="string">
            <text:p>SOIC14</text:p>
          </table:table-cell>
          <table:table-cell office:value-type="string">
            <text:p>NXP</text:p>
          </table:table-cell>
          <table:table-cell office:value-type="string">
            <text:p>4HC4066D </text:p>
          </table:table-cell>
          <table:table-cell office:value-type="string">
            <text:p>YES</text:p>
          </table:table-cell>
          <table:table-cell office:value-type="float" office:value="1201330">
            <text:p>1201330</text:p>
          </table:table-cell>
          <table:table-cell office:value-type="currency" office:currency="GBP" office:value="0.36">
            <text:p>£0.36</text:p>
          </table:table-cell>
          <table:table-cell table:style-name="ce37" table:formula="of:=[.J28]*[.A28]" office:value-type="currency" office:currency="GBP" office:value="0.72">
            <text:p>£0.72</text:p>
          </table:table-cell>
          <table:table-cell office:value-type="string">
            <text:p>169-7790</text:p>
          </table:table-cell>
          <table:table-cell/>
          <table:table-cell office:value-type="string">
            <text:p>RS – a lot less!</text:p>
          </table:table-cell>
          <table:table-cell table:number-columns-repeated="1010"/>
        </table:table-row>
        <table:table-row table:style-name="ro1">
          <table:table-cell office:value-type="string">
            <text:p>port</text:p>
          </table:table-cell>
          <table:table-cell table:number-columns-repeated="8"/>
          <table:table-cell/>
          <table:table-cell table:style-name="ce37" table:formula="of:=[.J29]*[.A29]" office:value-type="currency" office:currency="GBP" office:value="0">
            <text:p>#VALUE!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onnectors </text:p>
          </table:table-cell>
          <table:table-cell table:number-columns-repeated="8"/>
          <table:table-cell/>
          <table:table-cell table:style-name="ce37" table:formula="of:=[.J30]*[.A30]" office:value-type="currency" office:currency="GBP" office:value="0">
            <text:p>#VALUE!</text:p>
          </table:table-cell>
          <table:table-cell table:number-columns-repeated="1013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USB MicroB</text:p>
          </table:table-cell>
          <table:table-cell/>
          <table:table-cell office:value-type="string">
            <text:p>SMT</text:p>
          </table:table-cell>
          <table:table-cell office:value-type="string">
            <text:p>Molex</text:p>
          </table:table-cell>
          <table:table-cell table:style-name="ce23" office:value-type="string">
            <text:p>47346-0001</text:p>
          </table:table-cell>
          <table:table-cell office:value-type="string">
            <text:p>YES</text:p>
          </table:table-cell>
          <table:table-cell table:style-name="ce33" office:value-type="float" office:value="1568026">
            <text:p>1568026</text:p>
          </table:table-cell>
          <table:table-cell office:value-type="currency" office:currency="GBP" office:value="0.4">
            <text:p>£0.40</text:p>
          </table:table-cell>
          <table:table-cell table:style-name="ce37" table:formula="of:=[.J31]*[.A31]" office:value-type="currency" office:currency="GBP" office:value="0.4">
            <text:p>£0.40</text:p>
          </table:table-cell>
          <table:table-cell table:style-name="ce23" office:value-type="string">
            <text:p>702-5475P</text:p>
          </table:table-cell>
          <table:table-cell/>
          <table:table-cell office:value-type="string">
            <text:p>Farnel</text:p>
          </table:table-cell>
          <table:table-cell office:value-type="string">
            <text:p>YES!</text:p>
          </table:table-cell>
          <table:table-cell office:value-type="string">
            <text:p>China</text:p>
          </table:table-cell>
          <table:table-cell office:value-type="string">
            <text:p>Must not have any legs, SMT pads only</text:p>
          </table:table-cell>
          <table:table-cell table:number-columns-repeated="1007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3.5mm jack </text:p>
          </table:table-cell>
          <table:table-cell office:value-type="string">
            <text:p>Stereo 3.5mm jack</text:p>
          </table:table-cell>
          <table:table-cell office:value-type="string">
            <text:p>SMT</text:p>
          </table:table-cell>
          <table:table-cell office:value-type="string">
            <text:p>Lumberg</text:p>
          </table:table-cell>
          <table:table-cell office:value-type="string">
            <text:p>1503-02</text:p>
          </table:table-cell>
          <table:table-cell office:value-type="string">
            <text:p>YES</text:p>
          </table:table-cell>
          <table:table-cell office:value-type="float" office:value="1216979">
            <office:annotation draw:style-name="gr1" draw:text-style-name="P1" svg:width="2.899cm" svg:height="0.991cm" svg:x="37.4cm" svg:y="11.984cm" draw:caption-point-x="-0.61cm" draw:caption-point-y="1.51cm">
              <dc:creator>GH</dc:creator>
              <dc:date>2012-08-12T00:00:00</dc:date>
              <text:p text:style-name="P1"><text:span text:style-name="T1">Change to rapid 20-0157</text:span></text:p>
            </office:annotation>
            <text:p>1216979</text:p>
          </table:table-cell>
          <table:table-cell/>
          <table:table-cell table:style-name="ce37" table:formula="of:=[.J32]*[.A32]" office:value-type="currency" office:currency="GBP" office:value="0">
            <text:p>£0.00</text:p>
          </table:table-cell>
          <table:table-cell office:value-type="string">
            <text:p>N/A</text:p>
          </table:table-cell>
          <table:table-cell table:number-columns-repeated="4"/>
          <table:table-cell office:value-type="string">
            <text:p>£1.129 in one off – expensive! Digi Key ND-CP-3523SJTR much cheaper but different footprint (sparkfun footprint)</text:p>
          </table:table-cell>
          <table:table-cell table:number-columns-repeated="1007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Terminal block 12 – pluggable</text:p>
          </table:table-cell>
          <table:table-cell table:number-columns-repeated="2"/>
          <table:table-cell office:value-type="string">
            <text:p>RIA Connect</text:p>
          </table:table-cell>
          <table:table-cell table:number-columns-repeated="3"/>
          <table:table-cell office:value-type="currency" office:currency="GBP" office:value="2.46">
            <office:annotation draw:style-name="gr1" draw:text-style-name="P1" svg:width="2.899cm" svg:height="0.596cm" svg:x="40.83cm" svg:y="12.411cm" draw:caption-point-x="-0.61cm" draw:caption-point-y="1.51cm">
              <dc:creator>GH</dc:creator>
              <dc:date>2012-07-18T00:00:00</dc:date>
              <text:p text:style-name="P1"><text:span text:style-name="T1">Rapid</text:span></text:p>
            </office:annotation>
            <text:p>£2.46</text:p>
          </table:table-cell>
          <table:table-cell table:style-name="ce37" table:formula="of:=[.J33]*[.A33]" office:value-type="currency" office:currency="GBP" office:value="2.46">
            <text:p>£2.46</text:p>
          </table:table-cell>
          <table:table-cell office:value-type="string">
            <text:p>493-2563</text:p>
          </table:table-cell>
          <table:table-cell table:style-name="ce23" office:value-type="string">
            <text:p><text:a xlink:href="http://www.rapidonline.com/Cables-Connectors/12-Pole-2-5mm-Pitch-Springcon-Lever-Female-Plug-21-4224">21-4224</text:a></text:p>
          </table:table-cell>
          <table:table-cell office:value-type="string">
            <text:p>RAPID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Terminal block 12 male thu hole right angle </text:p>
          </table:table-cell>
          <table:table-cell table:number-columns-repeated="2"/>
          <table:table-cell office:value-type="string">
            <text:p>RIA connect</text:p>
          </table:table-cell>
          <table:table-cell table:number-columns-repeated="3"/>
          <table:table-cell office:value-type="currency" office:currency="GBP" office:value="0.711">
            <text:p>£0.71</text:p>
          </table:table-cell>
          <table:table-cell table:style-name="ce37" table:formula="of:=[.J34]*[.A34]" office:value-type="currency" office:currency="GBP" office:value="0.711">
            <text:p>£0.71</text:p>
          </table:table-cell>
          <table:table-cell/>
          <table:table-cell table:style-name="ce23" office:value-type="string">
            <text:p><text:a xlink:href="http://www.rapidonline.com/Cables-Connectors/12-Pole-2-5mm-Pitch-PCB-Mount-Right-Angle-Male-Socket-21-4240">21-4240</text:a></text:p>
          </table:table-cell>
          <table:table-cell office:value-type="string">
            <text:p>RAPID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2.1mm Barrel Jack – AC voltage</text:p>
          </table:table-cell>
          <table:table-cell office:value-type="string">
            <text:p>2.1mm SMT</text:p>
          </table:table-cell>
          <table:table-cell office:value-type="string">
            <text:p>SMT</text:p>
          </table:table-cell>
          <table:table-cell office:value-type="string">
            <text:p>Cliff</text:p>
          </table:table-cell>
          <table:table-cell office:value-type="string">
            <text:p>FC68148S</text:p>
          </table:table-cell>
          <table:table-cell/>
          <table:table-cell office:value-type="float" office:value="1889309">
            <text:p>1889309</text:p>
          </table:table-cell>
          <table:table-cell/>
          <table:table-cell table:style-name="ce37" table:formula="of:=[.J35]*[.A35]" office:value-type="currency" office:currency="GBP" office:value="0">
            <text:p>£0.00</text:p>
          </table:table-cell>
          <table:table-cell/>
          <table:table-cell office:value-type="string">
            <text:p>20-0896</text:p>
          </table:table-cell>
          <table:table-cell office:value-type="string">
            <text:p>Farnell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SMA Ant PCB 90 degrees</text:p>
          </table:table-cell>
          <table:table-cell/>
          <table:table-cell office:value-type="string">
            <text:p>Tru-hole</text:p>
          </table:table-cell>
          <table:table-cell office:value-type="string">
            <text:p>TruConnect</text:p>
          </table:table-cell>
          <table:table-cell table:style-name="ce23" office:value-type="string">
            <text:p>19-49-1-TGG</text:p>
          </table:table-cell>
          <table:table-cell office:value-type="string">
            <text:p>YES</text:p>
          </table:table-cell>
          <table:table-cell office:value-type="float" office:value="2079861">
            <text:p>2079861</text:p>
          </table:table-cell>
          <table:table-cell office:value-type="currency" office:currency="GBP" office:value="0.74">
            <text:p>£0.74</text:p>
          </table:table-cell>
          <table:table-cell table:style-name="ce37" table:formula="of:=[.J36]*[.A36]" office:value-type="currency" office:currency="GBP" office:value="0.74">
            <text:p>£0.74</text:p>
          </table:table-cell>
          <table:table-cell office:value-type="string">
            <text:p>512-0070</text:p>
          </table:table-cell>
          <table:table-cell office:value-type="string">
            <text:p>16-1508</text:p>
          </table:table-cell>
          <table:table-cell office:value-type="string">
            <text:p>Rapid – by far</text:p>
          </table:table-cell>
          <table:table-cell table:number-columns-repeated="1010"/>
        </table:table-row>
        <table:table-row table:style-name="ro2"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string">
            <text:p>Xbee Headers</text:p>
          </table:table-cell>
          <table:table-cell table:style-name="ce12" office:value-type="string">
            <text:p>10pin, 1 row, 2mm pitch</text:p>
          </table:table-cell>
          <table:table-cell table:style-name="ce22" office:value-type="string">
            <text:p>Thru-hole</text:p>
          </table:table-cell>
          <table:table-cell table:style-name="ce12"/>
          <table:table-cell table:style-name="ce26"/>
          <table:table-cell table:style-name="ce12" office:value-type="string">
            <text:p>YES</text:p>
          </table:table-cell>
          <table:table-cell table:style-name="ce34" office:value-type="float" office:value="1109732">
            <text:p>1109732</text:p>
          </table:table-cell>
          <table:table-cell table:style-name="ce44"/>
          <table:table-cell table:style-name="ce46" table:formula="of:=[.J37]*[.A37]" office:value-type="currency" office:currency="GBP" office:value="0">
            <text:p>£0.00</text:p>
          </table:table-cell>
          <table:table-cell table:style-name="ce51" office:value-type="string">
            <text:p>605-8796</text:p>
          </table:table-cell>
          <table:table-cell table:style-name="ce34"/>
          <table:table-cell table:style-name="ce12" office:value-type="string">
            <text:p>RS</text:p>
          </table:table-cell>
          <table:table-cell table:style-name="ce12" table:number-columns-repeated="1010"/>
        </table:table-row>
        <table:table-row table:style-name="ro1">
          <table:table-cell/>
          <table:table-cell table:number-columns-repeated="5"/>
          <table:table-cell table:style-name="ce23"/>
          <table:table-cell table:number-columns-repeated="2"/>
          <table:table-cell/>
          <table:table-cell table:style-name="ce37" table:formula="of:=[.J38]*[.A38]" office:value-type="currency" office:currency="GBP" office:value="0">
            <text:p>£0.00</text:p>
          </table:table-cell>
          <table:table-cell table:style-name="ce48"/>
          <table:table-cell table:number-columns-repeated="1012"/>
        </table:table-row>
        <table:table-row table:style-name="ro1">
          <table:table-cell/>
          <table:table-cell table:number-columns-repeated="8"/>
          <table:table-cell/>
          <table:table-cell table:style-name="ce37" table:formula="of:=[.J39]*[.A39]" office:value-type="currency" office:currency="GBP" office:value="0">
            <text:p>£0.00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Misc</text:p>
          </table:table-cell>
          <table:table-cell table:number-columns-repeated="8"/>
          <table:table-cell/>
          <table:table-cell table:style-name="ce37" table:formula="of:=[.J40]*[.A40]" office:value-type="currency" office:currency="GBP" office:value="0">
            <text:p>#VALUE!</text:p>
          </table:table-cell>
          <table:table-cell table:style-name="Default"/>
          <table:table-cell table:number-columns-repeated="1012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3x AAA PCB battery holder</text:p>
          </table:table-cell>
          <table:table-cell office:value-type="string">
            <text:p>4.5V</text:p>
          </table:table-cell>
          <table:table-cell office:value-type="string">
            <text:p>PCB mount</text:p>
          </table:table-cell>
          <table:table-cell office:value-type="string">
            <text:p>TruPower</text:p>
          </table:table-cell>
          <table:table-cell table:style-name="ce23" office:value-type="string">
            <text:p> BH-331P</text:p>
          </table:table-cell>
          <table:table-cell office:value-type="string">
            <text:p>YES</text:p>
          </table:table-cell>
          <table:table-cell table:style-name="ce30" office:value-type="float" office:value="1339843">
            <text:p>1339843</text:p>
          </table:table-cell>
          <table:table-cell table:style-name="ce39"/>
          <table:table-cell table:style-name="ce37" table:formula="of:=[.J41]*[.A41]" office:value-type="currency" office:currency="GBP" office:value="0">
            <text:p>£0.00</text:p>
          </table:table-cell>
          <table:table-cell office:value-type="string">
            <text:p>481-4077</text:p>
          </table:table-cell>
          <table:table-cell office:value-type="string">
            <text:p>18-2967</text:p>
          </table:table-cell>
          <table:table-cell office:value-type="string">
            <text:p>Rapid – by far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433Mhz Ant straight </text:p>
          </table:table-cell>
          <table:table-cell office:value-type="string">
            <text:p>433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 office:value-type="float" office:value="1304036">
            <text:p>1304036</text:p>
          </table:table-cell>
          <table:table-cell/>
          <table:table-cell table:style-name="ce37" table:formula="of:=[.J42]*[.A42]" office:value-type="currency" office:currency="GBP" office:value="0">
            <text:p>£0.00</text:p>
          </table:table-cell>
          <table:table-cell office:value-type="string">
            <text:p>542-535</text:p>
          </table:table-cell>
          <table:table-cell/>
          <table:table-cell office:value-type="string">
            <text:p>RS</text:p>
          </table:table-cell>
          <table:table-cell table:number-columns-repeated="2"/>
          <table:table-cell office:value-type="string">
            <text:p>90 degree is actually cheaper on RS</text:p>
          </table:table-cell>
          <table:table-cell table:number-columns-repeated="1007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434Mhz Ant 90 degrees</text:p>
          </table:table-cell>
          <table:table-cell office:value-type="string">
            <text:p>434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/>
          <table:table-cell/>
          <table:table-cell table:style-name="ce37" table:formula="of:=[.J43]*[.A43]" office:value-type="currency" office:currency="GBP" office:value="0">
            <text:p>£0.00</text:p>
          </table:table-cell>
          <table:table-cell office:value-type="string">
            <text:p>542-488</text:p>
          </table:table-cell>
          <table:table-cell table:style-name="ce48" office:value-type="string">
            <text:p><text:a xlink:href="http://uk.rs-online.com/web/p/antennas/0542488/">542-488</text:a></text:p>
          </table:table-cell>
          <table:table-cell office:value-type="string">
            <text:p>RS</text:p>
          </table:table-cell>
          <table:table-cell table:number-columns-repeated="1010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868Mhz Ant straight </text:p>
          </table:table-cell>
          <table:table-cell office:value-type="string">
            <text:p>868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 office:value-type="float" office:value="1304037">
            <text:p>1304037</text:p>
          </table:table-cell>
          <table:table-cell/>
          <table:table-cell table:style-name="ce37" table:formula="of:=[.J44]*[.A44]" office:value-type="currency" office:currency="GBP" office:value="0">
            <text:p>£0.00</text:p>
          </table:table-cell>
          <table:table-cell office:value-type="string">
            <text:p>542-551</text:p>
          </table:table-cell>
          <table:table-cell/>
          <table:table-cell office:value-type="string">
            <text:p>Rs</text:p>
          </table:table-cell>
          <table:table-cell table:number-columns-repeated="1010"/>
        </table:table-row>
        <table:table-row table:style-name="ro2">
          <table:table-cell office:value-type="float" office:value="1">
            <text:p>1</text:p>
          </table:table-cell>
          <table:table-cell/>
          <table:table-cell office:value-type="string">
            <text:p>868Mhz Ant 90 degrees</text:p>
          </table:table-cell>
          <table:table-cell office:value-type="string">
            <text:p>869Mhz</text:p>
          </table:table-cell>
          <table:table-cell office:value-type="string">
            <text:p>SMA</text:p>
          </table:table-cell>
          <table:table-cell office:value-type="string">
            <text:p>RF-solutions</text:p>
          </table:table-cell>
          <table:table-cell/>
          <table:table-cell office:value-type="string">
            <text:p>YES</text:p>
          </table:table-cell>
          <table:table-cell table:style-name="ce23" office:value-type="string">
            <text:p><text:a xlink:href="http://uk.farnell.com/bourns/mf-fsmf020x-2/multifuse-smd-0603-0-2a/dp/1717225RL">1717225RL</text:a></text:p>
          </table:table-cell>
          <table:table-cell/>
          <table:table-cell table:style-name="ce37" table:formula="of:=[.J45]*[.A45]" office:value-type="currency" office:currency="GBP" office:value="0">
            <text:p>£0.00</text:p>
          </table:table-cell>
          <table:table-cell office:value-type="string">
            <text:p>542-563</text:p>
          </table:table-cell>
          <table:table-cell/>
          <table:table-cell office:value-type="string">
            <text:p>RS</text:p>
          </table:table-cell>
          <table:table-cell table:number-columns-repeated="1010"/>
        </table:table-row>
        <table:table-row table:style-name="ro1">
          <table:table-cell table:style-name="ce13" office:value-type="float" office:value="1">
            <text:p>1</text:p>
          </table:table-cell>
          <table:table-cell table:style-name="ce13"/>
          <table:table-cell table:style-name="ce12" office:value-type="string">
            <text:p>USB PTC Fuse</text:p>
          </table:table-cell>
          <table:table-cell table:style-name="ce12" office:value-type="string">
            <text:p>200mA holding 500mA trip?</text:p>
          </table:table-cell>
          <table:table-cell table:style-name="ce12" office:value-type="string">
            <text:p>???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style-name="ce12"/>
          <table:table-cell table:style-name="ce36" table:formula="of:=[.J46]*[.A46]" office:value-type="currency" office:currency="GBP" office:value="0">
            <text:p>£0.00</text:p>
          </table:table-cell>
          <table:table-cell table:style-name="ce52" table:number-columns-repeated="2"/>
          <table:table-cell table:style-name="ce13" table:number-columns-repeated="101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23</text:p>
          </table:table-cell>
          <table:table-cell office:value-type="string">
            <text:p>AC-DC PTC Fuse</text:p>
          </table:table-cell>
          <table:table-cell office:value-type="string">
            <text:p>40mA holding 150mA trip</text:p>
          </table:table-cell>
          <table:table-cell office:value-type="string">
            <text:p>1210</text:p>
          </table:table-cell>
          <table:table-cell table:number-columns-repeated="3"/>
          <table:table-cell table:style-name="ce23" office:value-type="string">
            <text:p><text:a xlink:href="http://uk.farnell.com/multicomp/mc36203/resettable-fuse-smd-0-05a/dp/1861176">1861176</text:a></text:p>
          </table:table-cell>
          <table:table-cell office:value-type="currency" office:currency="GBP" office:value="0.085">
            <text:p>£0.09</text:p>
          </table:table-cell>
          <table:table-cell table:style-name="ce37" table:formula="of:=[.J47]*[.A47]" office:value-type="currency" office:currency="GBP" office:value="0.085">
            <text:p>£0.09</text:p>
          </table:table-cell>
          <table:table-cell table:number-columns-repeated="4"/>
          <table:table-cell office:value-type="string">
            <text:p>Taiwan</text:p>
          </table:table-cell>
          <table:table-cell table:number-columns-repeated="100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-amp Test" table:style-name="ta1" table:print="false">
        <table:table-column table:style-name="co6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C31</text:p>
          </table:table-cell>
          <table:table-cell office:value-type="string">
            <text:p>Bias stabilising cap</text:p>
          </table:table-cell>
          <table:table-cell office:value-type="string">
            <text:p>10 uF </text:p>
          </table:table-cell>
          <table:table-cell office:value-type="float" office:value="3201454">
            <text:p>32014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20, C30, C40 </text:p>
          </table:table-cell>
          <table:table-cell office:value-type="string">
            <text:p>DC decoupling caps on input stage</text:p>
          </table:table-cell>
          <table:table-cell office:value-type="string">
            <text:p>47 uF </text:p>
          </table:table-cell>
          <table:table-cell office:value-type="float" office:value="3201478">
            <text:p>320147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0, <text:s/></text:p>
          </table:table-cell>
          <table:table-cell office:value-type="string">
            <text:p>Top AC adapter step down <text:s/>(best precision?)</text:p>
          </table:table-cell>
          <table:table-cell office:value-type="string">
            <text:p>10 k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21, R24, R35, R45</text:p>
          </table:table-cell>
          <table:table-cell office:value-type="string">
            <text:p>Bottom step down <text:s/>(best precision?) and current limiting resistors</text:p>
          </table:table-cell>
          <table:table-cell office:value-type="string">
            <text:p>1 kΩ </text:p>
          </table:table-cell>
          <table:table-cell office:value-type="float" office:value="332690">
            <text:p>3326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22, R36, R23, R37</text:p>
          </table:table-cell>
          <table:table-cell table:style-name="ce7" office:value-type="string">
            <text:p>Biasing voltage dividers <text:s/>(best precision?)</text:p>
          </table:table-cell>
          <table:table-cell office:value-type="string">
            <text:p>1 M (or 470k probably fine for testing)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0, R40 </text:p>
          </table:table-cell>
          <table:table-cell office:value-type="string">
            <text:p>Burden resistor <text:s/>(best precision?)</text:p>
          </table:table-cell>
          <table:table-cell office:value-type="string">
            <text:p>18 Ohm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1, R41 </text:p>
          </table:table-cell>
          <table:table-cell office:value-type="string">
            <text:p>Opamp gain resistors (best precision?)</text:p>
          </table:table-cell>
          <table:table-cell office:value-type="string">
            <text:p>6.8 kΩ </text:p>
          </table:table-cell>
          <table:table-cell office:value-type="float" office:value="332793">
            <text:p>3327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2, R42 </text:p>
          </table:table-cell>
          <table:table-cell office:value-type="string">
            <text:p>Opamp gain resistors (best precision?)</text:p>
          </table:table-cell>
          <table:table-cell office:value-type="string">
            <text:p>39 kΩ </text:p>
          </table:table-cell>
          <table:table-cell office:value-type="float" office:value="332884">
            <text:p>3328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3, R43 </text:p>
          </table:table-cell>
          <table:table-cell office:value-type="string">
            <text:p>Opamp gain resistors (best precision?)</text:p>
          </table:table-cell>
          <table:table-cell office:value-type="string">
            <text:p>330 kΩ </text:p>
          </table:table-cell>
          <table:table-cell office:value-type="float" office:value="332999">
            <text:p>3329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34, R44 </text:p>
          </table:table-cell>
          <table:table-cell office:value-type="string">
            <text:p>Opamp gain resistors (best precision?)</text:p>
          </table:table-cell>
          <table:table-cell office:value-type="string">
            <text:p>470 kΩ </text:p>
          </table:table-cell>
          <table:table-cell office:value-type="float" office:value="333013">
            <text:p>3330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2 </text:p>
          </table:table-cell>
          <table:table-cell office:value-type="string">
            <text:p>Quad, Low-Voltage, Rail-to-Rail Op Amp </text:p>
          </table:table-cell>
          <table:table-cell table:style-name="ce1" office:value-type="string">
            <text:p>LMV3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2 </text:p>
          </table:table-cell>
          <table:table-cell office:value-type="string">
            <text:p>Dual version incase quad has problems</text:p>
          </table:table-cell>
          <table:table-cell office:value-type="string">
            <text:p>LMV358</text:p>
          </table:table-cell>
          <table:table-cell office:value-type="float" office:value="3555768">
            <text:p>355576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3 </text:p>
          </table:table-cell>
          <table:table-cell office:value-type="string">
            <text:p>Quad Bilateral Switch </text:p>
          </table:table-cell>
          <table:table-cell office:value-type="string">
            <text:p>CD4066BCN </text:p>
          </table:table-cell>
          <table:table-cell office:value-type="float" office:value="380957">
            <text:p>38095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s there any benefit in using this regulator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4 </text:p>
          </table:table-cell>
          <table:table-cell office:value-type="string">
            <text:p>Linear Regulator, 3.3V </text:p>
          </table:table-cell>
          <table:table-cell office:value-type="string">
            <text:p>LM1117MP-3.3</text:p>
          </table:table-cell>
          <table:table-cell office:value-type="float" office:value="120765">
            <text:p>120765</text:p>
          </table:table-cell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ystan </meta:initial-creator>
    <meta:creation-date>2012-05-11T19:13:23</meta:creation-date>
    <dc:date>2012-09-10T12:59:09</dc:date>
    <dc:creator>Glyn Hudson</dc:creator>
    <meta:editing-duration>P1DT9H55M7S</meta:editing-duration>
    <meta:editing-cycles>52</meta:editing-cycles>
    <meta:generator>LibreOffice/3.5$Linux_x86 LibreOffice_project/350m1$Build-2</meta:generator>
    <meta:document-statistic meta:table-count="3" meta:cell-count="468" meta:object-count="0"/>
  </office:meta>
</office:document-meta>
</file>